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 PL UKai CN" svg:font-family="'AR PL UKai CN'"/>
    <style:font-face style:name="Lohit Hindi1" svg:font-family="'Lohit Hindi'"/>
    <style:font-face style:name="OpenSymbol" svg:font-family="OpenSymbol"/>
    <style:font-face style:name="sans-serif" svg:font-family="sans-serif"/>
    <style:font-face style:name="Monospace" svg:font-family="Monospace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557f5f" style:font-name="Monospace" fo:font-size="10pt" style:font-name-asian="Monospace" style:font-size-asian="10pt" style:font-name-complex="Monospace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Standard" style:list-style-name="L3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9" style:family="paragraph" style:parent-style-name="Standard" style:list-style-name="L4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0" style:family="paragraph" style:parent-style-name="Standard" style:list-style-name="L5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1" style:family="paragraph" style:parent-style-name="Standard" style:list-style-name="L6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1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6" style:family="paragraph" style:parent-style-name="Standard" style:list-style-name="L2">
      <style:paragraph-properties fo:margin-left="0cm" fo:margin-right="0cm" fo:text-align="start" style:justify-single-word="false" fo:text-indent="0cm" style:auto-text-indent="false" style:text-autospace="none"/>
    </style:style>
    <style:style style:name="P1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557f5f" style:font-name="Monospace" fo:font-size="10pt" style:font-name-asian="Monospace" style:font-size-asian="10pt" style:font-name-complex="Monospace" style:font-size-complex="10pt"/>
    </style:style>
    <style:style style:name="P1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font-name="Monospace" fo:font-size="10pt"/>
    </style:style>
    <style:style style:name="T3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4" style:family="text">
      <style:text-properties fo:color="#000000"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T5" style:family="text">
      <style:text-properties fo:color="#000000" fo:font-style="italic" style:font-style-asian="italic" style:font-style-complex="italic"/>
    </style:style>
    <style:style style:name="T6" style:family="text">
      <style:text-properties fo:color="#7f0055" fo:font-weight="bold" style:font-weight-asian="bold" style:font-weight-complex="bold"/>
    </style:style>
    <style:style style:name="T7" style:family="text">
      <style:text-properties fo:color="#0000c0"/>
    </style:style>
    <style:style style:name="T8" style:family="text">
      <style:text-properties fo:color="#0000c0" fo:font-style="italic" style:font-style-asian="italic" style:font-style-complex="italic"/>
    </style:style>
    <style:style style:name="T9" style:family="text">
      <style:text-properties fo:font-variant="normal" fo:text-transform="none" style:text-line-through-style="none" style:font-name="sans-serif" fo:font-size="9pt" fo:letter-spacing="normal" fo:font-style="normal" style:text-underline-style="none" fo:font-weight="normal" style:text-blinking="false" fo:background-color="#d0dce0"/>
    </style:style>
    <style:style style:name="T10" style:family="text">
      <style:text-properties fo:font-variant="normal" fo:text-transform="none" style:text-line-through-style="none" style:font-name="sans-serif" fo:font-size="9pt" fo:letter-spacing="normal" fo:font-style="normal" style:text-underline-style="none" fo:font-weight="normal" style:text-blinking="false" fo:background-color="#d0dce0" style:font-name-asian="Monospace" style:font-size-asian="10pt" style:font-name-complex="Monospace" style:font-size-complex="10pt"/>
    </style:style>
    <style:style style:name="T11" style:family="text">
      <style:text-properties fo:font-variant="normal" fo:text-transform="none" style:text-line-through-style="none" style:font-name="sans-serif" fo:font-size="9.75pt" fo:letter-spacing="normal" fo:font-style="normal" style:text-underline-style="none" fo:font-weight="normal" style:text-blinking="false" fo:background-color="#d0dce0"/>
    </style:style>
    <style:style style:name="T12" style:family="text">
      <style:text-properties fo:font-variant="normal" fo:text-transform="none" style:text-line-through-style="none" fo:letter-spacing="normal" fo:font-style="normal" style:text-underline-style="none" fo:font-weight="normal" style:text-blinking="false" fo:background-color="#d0dce0"/>
    </style:style>
    <style:style style:name="T13" style:family="text">
      <style:text-properties fo:font-variant="normal" fo:text-transform="none" style:text-line-through-style="none" fo:letter-spacing="normal" fo:font-style="normal" style:text-underline-style="none" fo:font-weight="normal" style:text-blinking="false" fo:background-color="#d0dce0" style:font-name-asian="Monospace" style:font-size-asian="10pt" style:font-name-complex="Monospace" style:font-size-complex="10pt"/>
    </style:style>
    <style:style style:name="T14" style:family="text">
      <style:text-properties fo:font-variant="normal" fo:text-transform="none" style:text-line-through-style="none" fo:letter-spacing="normal" fo:font-style="normal" style:text-underline-style="none" fo:font-weight="bold" style:text-blinking="false" fo:background-color="#d0dce0" style:font-weight-asian="bold" style:font-weight-complex="bold"/>
    </style:style>
    <style:style style:name="T15" style:family="text">
      <style:text-properties fo:font-variant="normal" fo:text-transform="none" style:text-line-through-style="none" fo:letter-spacing="normal" fo:font-style="normal" style:text-underline-style="none" style:text-blinking="false" fo:background-color="#d0dce0"/>
    </style:style>
    <style:style style:name="T16" style:family="text">
      <style:text-properties fo:font-variant="normal" fo:text-transform="none" style:text-line-through-style="none" style:font-name="Monospace" fo:letter-spacing="normal" fo:font-style="normal" style:text-underline-style="none" fo:font-weight="normal" style:text-blinking="false" fo:background-color="#d0dce0" style:font-name-asian="Monospace" style:font-name-complex="Monospace"/>
    </style:style>
    <style:style style:name="T17" style:family="text">
      <style:text-properties fo:font-variant="normal" fo:text-transform="none" fo:color="#000000" style:text-line-through-style="none" style:font-name="sans-serif" fo:font-size="9pt" fo:letter-spacing="normal" fo:font-style="normal" style:text-underline-style="none" fo:font-weight="normal" style:text-blinking="false" fo:background-color="#d0dce0"/>
    </style:style>
    <style:style style:name="T18" style:family="text">
      <style:text-properties fo:font-variant="normal" fo:text-transform="none" fo:color="#000000" style:text-line-through-style="none" style:font-name="sans-serif" fo:font-size="9pt" fo:letter-spacing="normal" fo:font-style="normal" style:text-underline-style="none" fo:font-weight="normal" style:text-blinking="false" fo:background-color="#d0dce0" style:font-name-asian="Monospace" style:font-size-asian="10pt" style:font-weight-asian="normal" style:font-name-complex="Monospace" style:font-size-complex="10pt" style:font-weight-complex="normal"/>
    </style:style>
    <style:style style:name="T19" style:family="text">
      <style:text-properties fo:font-variant="normal" fo:text-transform="none" fo:color="#000000" style:text-line-through-style="none" style:font-name="sans-serif" fo:font-size="9pt" fo:letter-spacing="normal" fo:font-style="normal" style:text-underline-style="none" fo:font-weight="normal" style:text-blinking="false" fo:background-color="#d0dce0" style:font-name-asian="Monospace" style:font-size-asian="10pt" style:font-name-complex="Monospace" style:font-size-complex="10pt"/>
    </style:style>
    <style:style style:name="T20" style:family="text">
      <style:text-properties fo:font-variant="normal" fo:text-transform="none" fo:color="#000000" style:text-line-through-style="none" style:font-name="Monospace" fo:font-size="10pt" fo:letter-spacing="normal" fo:font-style="normal" style:text-underline-style="none" fo:font-weight="normal" style:text-blinking="false" fo:background-color="#d0dce0" style:font-name-asian="Monospace" style:font-size-asian="10pt" style:font-name-complex="Monospace" style:font-size-complex="10pt"/>
    </style:style>
    <style:style style:name="T21" style:family="text">
      <style:text-properties fo:font-variant="normal" fo:text-transform="none" fo:color="#000000" style:text-line-through-style="none" style:font-name="Monospace" fo:letter-spacing="normal" fo:font-style="normal" style:text-underline-style="none" fo:font-weight="normal" style:text-blinking="false" fo:background-color="#d0dce0" style:font-name-asian="Monospace" style:font-name-complex="Monospace"/>
    </style:style>
    <style:style style:name="T22" style:family="text">
      <style:text-properties fo:font-variant="normal" fo:text-transform="none" fo:color="#000000" style:font-name="Monospace" fo:font-size="10pt" fo:letter-spacing="normal" fo:font-style="normal" fo:font-weight="normal" style:font-name-asian="Monospace" style:font-size-asian="10pt" style:font-weight-asian="normal" style:font-name-complex="Monospace" style:font-size-complex="10pt" style:font-weight-complex="normal"/>
    </style:style>
    <style:style style:name="T23" style:family="text">
      <style:text-properties fo:font-variant="normal" fo:text-transform="none" style:font-name="sans-serif" fo:font-size="9.75pt" fo:letter-spacing="normal" fo:font-style="normal" fo:font-weight="normal"/>
    </style:style>
    <style:style style:name="T24" style:family="text">
      <style:text-properties fo:font-variant="normal" fo:text-transform="none" style:font-name="sans-serif" fo:font-size="9.75pt" fo:letter-spacing="normal" fo:font-style="normal" fo:font-weight="normal" style:font-name-asian="Monospace" style:font-size-asian="10pt" style:font-name-complex="Monospace" style:font-size-complex="10pt"/>
    </style:style>
    <style:style style:name="T25" style:family="text">
      <style:text-properties fo:font-variant="normal" fo:text-transform="none" fo:color="#0000c0" style:text-line-through-style="none" fo:letter-spacing="normal" fo:font-style="normal" style:text-underline-style="none" fo:font-weight="normal" style:text-blinking="false" fo:background-color="#d0dce0"/>
    </style:style>
    <style:style style:name="T26" style:family="text">
      <style:text-properties style:font-name-asian="Monospace" style:font-size-asian="10pt" style:font-name-complex="Monospace" style:font-size-complex="10pt"/>
    </style:style>
    <style:style style:name="T27" style:family="text">
      <style:text-properties fo:color="#557f5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VC模式：使用模型（model）</text:p>
      <text:p text:style-name="Standard"/>
      <text:p text:style-name="Standard">本文假设你已经了解 mvc模式的基本概念，接下来向你介绍的是 mvc模式在 JeCat 框架中的实现。</text:p>
      <text:p text:style-name="Standard">在 mvc模式下，对数据的操作都封装在 model 中。就web应用开来来说，大部分数据都来自关系型数据库，所以，本文关于model的介绍，都是围绕数据库模型的。</text:p>
      <text:p text:style-name="Standard"/>
      <text:p text:style-name="P1">准备</text:p>
      <text:p text:style-name="Standard">step 1. 在mySQL中创建一个数据库 <text:span text:style-name="T3">jc-example </text:span>，然后往 <text:span text:style-name="T3">jc-example库 </text:span>导入下列SQL。</text:p>
      <text:p text:style-name="P2"/>
      <text:p text:style-name="P4">SET SQL_MODE="NO_AUTO_VALUE_ON_ZERO";</text:p>
      <text:p text:style-name="P4"/>
      <text:p text:style-name="P4">--</text:p>
      <text:p text:style-name="P4">-- 数据库: `jc-example`</text:p>
      <text:p text:style-name="P4">--</text:p>
      <text:p text:style-name="P4"/>
      <text:p text:style-name="P4">-- --------------------------------------------------------</text:p>
      <text:p text:style-name="P4"/>
      <text:p text:style-name="P4">--</text:p>
      <text:p text:style-name="P4">-- 表的结构 `authors`</text:p>
      <text:p text:style-name="P4">--</text:p>
      <text:p text:style-name="P4"/>
      <text:p text:style-name="P4">CREATE TABLE IF NOT EXISTS `authors` (</text:p>
      <text:p text:style-name="P4"><text:s text:c="2"/>`uid` int(10) NOT NULL,</text:p>
      <text:p text:style-name="P4"><text:s text:c="2"/>`bid` int(8) NOT NULL,</text:p>
      <text:p text:style-name="P4"><text:s text:c="2"/>UNIQUE KEY `uid` (`uid`,`bid`),</text:p>
      <text:p text:style-name="P4"><text:s text:c="2"/>UNIQUE KEY `bid` (`bid`,`uid`)</text:p>
      <text:p text:style-name="P4">) ENGINE=InnoDB DEFAULT CHARSET=utf8;</text:p>
      <text:p text:style-name="P4"/>
      <text:p text:style-name="P4">--</text:p>
      <text:p text:style-name="P4">-- 转存表中的数据 `authors`</text:p>
      <text:p text:style-name="P4">--</text:p>
      <text:p text:style-name="P4"/>
      <text:p text:style-name="P4">INSERT INTO `authors` (`uid`, `bid`) VALUES</text:p>
      <text:p text:style-name="P4">(1, 1),</text:p>
      <text:p text:style-name="P4">(2, 1),</text:p>
      <text:p text:style-name="P4">(3, 1),</text:p>
      <text:p text:style-name="P4">(4, 1);</text:p>
      <text:p text:style-name="P4"/>
      <text:p text:style-name="P4">-- --------------------------------------------------------</text:p>
      <text:p text:style-name="P4"/>
      <text:p text:style-name="P4">--</text:p>
      <text:p text:style-name="P4">-- 表的结构 `books`</text:p>
      <text:p text:style-name="P4">--</text:p>
      <text:p text:style-name="P4"/>
      <text:p text:style-name="P4">CREATE TABLE IF NOT EXISTS `books` (</text:p>
      <text:p text:style-name="P4"><text:s text:c="2"/>`bid` int(8) unsigned NOT NULL AUTO_INCREMENT,</text:p>
      <text:p text:style-name="P4"><text:s text:c="2"/>`name` varchar(120) NOT NULL,</text:p>
      <text:p text:style-name="P4"><text:s text:c="2"/>`category` int(6) NOT NULL,</text:p>
      <text:p text:style-name="P4"><text:s text:c="2"/>`content` text NOT NULL,</text:p>
      <text:p text:style-name="P4"><text:s text:c="2"/>`updateTime` int(10) DEFAULT NULL,</text:p>
      <text:p text:style-name="P4"><text:s text:c="2"/>PRIMARY KEY (`bid`),</text:p>
      <text:p text:style-name="P4"><text:s text:c="2"/>KEY `category` (`category`)</text:p>
      <text:p text:style-name="P4">) ENGINE=InnoDB <text:s/>DEFAULT CHARSET=utf8 AUTO_INCREMENT=2 ;</text:p>
      <text:p text:style-name="P4"/>
      <text:p text:style-name="P4">--</text:p>
      <text:p text:style-name="P4">-- 转存表中的数据 `books`</text:p>
      <text:p text:style-name="P4">--</text:p>
      <text:p text:style-name="P4"/>
      <text:p text:style-name="P4">INSERT INTO `books` (`bid`, `name`, `category`, `content`, `updateTime`) VALUES</text:p>
      <text:p text:style-name="P4">(1, 'Design Patterns: Elements of Reusable Object-Oriented Software', 1, '', NULL);</text:p>
      <text:p text:style-name="P4"><text:soft-page-break/></text:p>
      <text:p text:style-name="P4">-- --------------------------------------------------------</text:p>
      <text:p text:style-name="P4"/>
      <text:p text:style-name="P4">--</text:p>
      <text:p text:style-name="P4">-- 表的结构 `categories`</text:p>
      <text:p text:style-name="P4">--</text:p>
      <text:p text:style-name="P4"/>
      <text:p text:style-name="P4">CREATE TABLE IF NOT EXISTS `categories` (</text:p>
      <text:p text:style-name="P4"><text:s text:c="2"/>`cid` int(6) unsigned NOT NULL AUTO_INCREMENT,</text:p>
      <text:p text:style-name="P4"><text:s text:c="2"/>`name` varchar(120) DEFAULT NULL,</text:p>
      <text:p text:style-name="P4"><text:s text:c="2"/>`parent` int(11) DEFAULT NULL,</text:p>
      <text:p text:style-name="P4"><text:s text:c="2"/>`is_parent` int(1) DEFAULT NULL,</text:p>
      <text:p text:style-name="P4"><text:s text:c="2"/>`updateTime` int(10) DEFAULT NULL,</text:p>
      <text:p text:style-name="P4"><text:s text:c="2"/>PRIMARY KEY (`cid`)</text:p>
      <text:p text:style-name="P4">) ENGINE=InnoDB <text:s/>DEFAULT CHARSET=utf8 AUTO_INCREMENT=2 ;</text:p>
      <text:p text:style-name="P4"/>
      <text:p text:style-name="P4">--</text:p>
      <text:p text:style-name="P4">-- 转存表中的数据 `categories`</text:p>
      <text:p text:style-name="P4">--</text:p>
      <text:p text:style-name="P4"/>
      <text:p text:style-name="P4">INSERT INTO `categories` (`cid`, `name`, `parent`, `is_parent`, `updateTime`) VALUES</text:p>
      <text:p text:style-name="P4">(1, 'Soft Engine', NULL, NULL, NULL);</text:p>
      <text:p text:style-name="P4"/>
      <text:p text:style-name="P4">-- --------------------------------------------------------</text:p>
      <text:p text:style-name="P4"/>
      <text:p text:style-name="P4">--</text:p>
      <text:p text:style-name="P4">-- 表的结构 `friendships`</text:p>
      <text:p text:style-name="P4">--</text:p>
      <text:p text:style-name="P4"/>
      <text:p text:style-name="P4">CREATE TABLE IF NOT EXISTS `friendships` (</text:p>
      <text:p text:style-name="P4"><text:s text:c="2"/>`uid` int(11) DEFAULT NULL,</text:p>
      <text:p text:style-name="P4"><text:s text:c="2"/>`fuid` int(11) DEFAULT NULL,</text:p>
      <text:p text:style-name="P4"><text:s text:c="2"/>UNIQUE KEY `uid` (`uid`,`fuid`)</text:p>
      <text:p text:style-name="P4">) ENGINE=InnoDB DEFAULT CHARSET=utf8;</text:p>
      <text:p text:style-name="P4"/>
      <text:p text:style-name="P4">--</text:p>
      <text:p text:style-name="P4">-- 转存表中的数据 `friendships`</text:p>
      <text:p text:style-name="P4">--</text:p>
      <text:p text:style-name="P4"/>
      <text:p text:style-name="P4">INSERT INTO `friendships` (`uid`, `fuid`) VALUES</text:p>
      <text:p text:style-name="P4">(1, 2),</text:p>
      <text:p text:style-name="P4">(1, 3),</text:p>
      <text:p text:style-name="P4">(2, 1),</text:p>
      <text:p text:style-name="P4">(2, 3),</text:p>
      <text:p text:style-name="P4">(3, 1),</text:p>
      <text:p text:style-name="P4">(3, 2),</text:p>
      <text:p text:style-name="P4">(3, 4),</text:p>
      <text:p text:style-name="P4">(4, 3);</text:p>
      <text:p text:style-name="P4"/>
      <text:p text:style-name="P4"/>
      <text:p text:style-name="P4">-- --------------------------------------------------------</text:p>
      <text:p text:style-name="P4"/>
      <text:p text:style-name="P4">--</text:p>
      <text:p text:style-name="P4">-- 表的结构 `users`</text:p>
      <text:p text:style-name="P4">--</text:p>
      <text:p text:style-name="P4"/>
      <text:p text:style-name="P4">CREATE TABLE IF NOT EXISTS `users` (</text:p>
      <text:p text:style-name="P4"><text:s text:c="2"/>`uid` int(10) unsigned NOT NULL AUTO_INCREMENT,</text:p>
      <text:p text:style-name="P4"><text:s text:c="2"/>`username` varchar(50) NOT NULL,</text:p>
      <text:p text:style-name="P4"><text:s text:c="2"/>`passwd` varchar(16) NOT NULL,</text:p>
      <text:p text:style-name="P4"><text:s text:c="2"/>`group` int(4) NOT NULL,</text:p>
      <text:p text:style-name="P4"><text:soft-page-break/><text:s text:c="2"/>`lastLoginTime` int(10) DEFAULT NULL,</text:p>
      <text:p text:style-name="P4"><text:s text:c="2"/>`createTime` int(10) DEFAULT NULL,</text:p>
      <text:p text:style-name="P4"><text:s text:c="2"/>`updateTime` int(10) DEFAULT NULL,</text:p>
      <text:p text:style-name="P4"><text:s text:c="2"/>PRIMARY KEY (`uid`),</text:p>
      <text:p text:style-name="P4"><text:s text:c="2"/>UNIQUE KEY `username` (`username`)</text:p>
      <text:p text:style-name="P4">) ENGINE=InnoDB <text:s/>DEFAULT CHARSET=utf8 AUTO_INCREMENT=5 ;</text:p>
      <text:p text:style-name="P4"/>
      <text:p text:style-name="P4">--</text:p>
      <text:p text:style-name="P4">-- 转存表中的数据 `users`</text:p>
      <text:p text:style-name="P4">--</text:p>
      <text:p text:style-name="P4"/>
      <text:p text:style-name="P4">INSERT INTO `users` (`uid`, `username`, `passwd`, `group`, `lastLoginTime`, `createTime`, `updateTime`) VALUES</text:p>
      <text:p text:style-name="P4">(1, 'Erich Gamma', '111111', 0, NULL, NULL, NULL),</text:p>
      <text:p text:style-name="P4">(2, 'Richard Helm', '111111', 0, NULL, NULL, NULL),</text:p>
      <text:p text:style-name="P4">(3, 'Ralph Johnson', '111111', 0, NULL, NULL, NULL),</text:p>
      <text:p text:style-name="P4">(4, 'John Vlissides', '111111', 0, NULL, NULL, NULL);</text:p>
      <text:p text:style-name="P4"/>
      <text:p text:style-name="P4"/>
      <text:p text:style-name="P4">现在你的 <text:bookmark-start text:name="__DdeLink__15_1410519359"/>jc-example<text:bookmark-end text:name="__DdeLink__15_1410519359"/> 数据库里一共有5个数据表：</text:p>
      <text:p text:style-name="P4">books 存放图书数据</text:p>
      <text:p text:style-name="P4">users 存放用户数据</text:p>
      <text:p text:style-name="P4">authors 这是一个中间表，连接 books 表和 users表：一个作者可能有多本著作，一本书也可以有多个作者。</text:p>
      <text:p text:style-name="P4">categories 图书的分类表</text:p>
      <text:p text:style-name="P4">friendships 用户和用户之间的好友关系表</text:p>
      <text:p text:style-name="P4"/>
      <text:p text:style-name="P4"/>
      <text:p text:style-name="P4">step 2. 在 MyProject/inc.common.php 文件中加入代码：</text:p>
      <text:p text:style-name="P4"/>
      <text:p text:style-name="P4">&lt;code&gt;</text:p>
      <text:p text:style-name="P3"><text:span text:style-name="T6">use </text:span><text:span text:style-name="T1">jc\db\DB;</text:span></text:p>
      <text:p text:style-name="P4"><text:span text:style-name="T6">use </text:span>jc\db\driver\PDODriver;</text:p>
      <text:p text:style-name="P4"/>
      <text:p text:style-name="P5">// 连接到数据库</text:p>
      <text:p text:style-name="P3"><text:span text:style-name="T1">DB::</text:span><text:span text:style-name="T5">singleton</text:span><text:span text:style-name="T1">()-&gt;setDriver( </text:span><text:span text:style-name="T6">new </text:span><text:span text:style-name="T1">PDODriver(</text:span><text:span text:style-name="T7">"mysql:host=&lt;your database server&gt;;dbname=&lt;your database name&gt;"</text:span><text:span text:style-name="T1">,</text:span><text:span text:style-name="T7">'&lt;your db user&gt;'</text:span><text:span text:style-name="T1">,</text:span><text:span text:style-name="T7">'&lt;you db password&gt;'</text:span><text:span text:style-name="T1">,</text:span><text:span text:style-name="T6">array</text:span><text:span text:style-name="T1">(\PDO::</text:span><text:span text:style-name="T8">MYSQL_ATTR_INIT_COMMAND</text:span><text:span text:style-name="T1"> =&gt; </text:span><text:span text:style-name="T7">"SET NAMES 'utf8'"</text:span><text:span text:style-name="T1">)) ) ;</text:span></text:p>
      <text:p text:style-name="P4">&lt;/code&gt;</text:p>
      <text:p text:style-name="P4"/>
      <text:p text:style-name="P4">记得代码中的 &lt;you database ...&gt; 改成你真实运行环境中的配置 :)</text:p>
      <text:p text:style-name="P4"/>
      <text:p text:style-name="P4"/>
      <text:p text:style-name="P4">step 3. 新建文件 MyProject/model_example.php ,在文件中输入代码：</text:p>
      <text:p text:style-name="P4"/>
      <text:p text:style-name="P4">&lt;code&gt;</text:p>
      <text:p text:style-name="P4">&lt;?php</text:p>
      <text:p text:style-name="P4"/>
      <text:p text:style-name="P4">user jc\mvc\model\db\Model ;</text:p>
      <text:p text:style-name="P4"/>
      <text:p text:style-name="P4">require 'inc.common.php' ;</text:p>
      <text:p text:style-name="P4">?&gt;</text:p>
      <text:p text:style-name="P4">&lt;/code&gt;</text:p>
      <text:p text:style-name="P4"/>
      <text:p text:style-name="P4"/>
      <text:p text:style-name="P4">完成这两个步骤以后，准备工作就已经结束了。接下来的教程中我会用 JeCat 的模型来完成以下的数据库操作：</text:p>
      <text:p text:style-name="P4"/>
      <text:p text:style-name="P4">1、最简单的方式</text:p>
      <text:p text:style-name="P4">1.1、新建一个图书分类</text:p>
      <text:p text:style-name="P4">1.2、在这个图书分类下新建一本图书;</text:p>
      <text:p text:style-name="P4">1.3、分别从数据库中读取这个图书分类和图书，并打印到网页上</text:p>
      <text:p text:style-name="P4"><text:soft-page-break/>1.4、修改图书的名称，然后保存到数据库中</text:p>
      <text:p text:style-name="P4">1.5、删除图书分类和图书</text:p>
      <text:p text:style-name="P4"/>
      <text:p text:style-name="P4"/>
      <text:p text:style-name="P4">2、比较聪明的方式</text:p>
      <text:p text:style-name="P4">2.1、用一个更聪明的办法创建图书分类、若干本图书，为每一本图书创建若干用户做为图书作者</text:p>
      <text:p text:style-name="P4">2.2、将这些对象保存回数据库。</text:p>
      <text:p text:style-name="P4"/>
      <text:p text:style-name="P4">2.3、从数据库中加载一个分类下的所有图书，然后打印到网页上</text:p>
      <text:p text:style-name="P4"/>
      <text:p text:style-name="P4">4、删除刚才创建的所有对象</text:p>
      <text:p text:style-name="P4"/>
      <text:p text:style-name="P4"/>
      <text:p text:style-name="P4"/>
      <text:list xml:id="list870131790" text:style-name="L1">
        <text:list-item>
          <text:list>
            <text:list-header>
              <text:p text:style-name="P7"/>
            </text:list-header>
          </text:list>
        </text:list-item>
      </text:list>
      <text:list xml:id="list1468796812" text:style-name="L2">
        <text:list-item>
          <text:list>
            <text:list-item>
              <text:p text:style-name="P16">首先我要<text:span text:style-name="T3">新建一个图书分类。</text:span></text:p>
              <text:p text:style-name="P16"><text:span text:style-name="T3"/></text:p>
              <text:p text:style-name="P16"><text:span text:style-name="T3">在 MyProject/model_example.php 中加入以下代码：</text:span></text:p>
            </text:list-item>
          </text:list>
        </text:list-item>
      </text:list>
      <text:p text:style-name="P4">&lt;code&gt;</text:p>
      <text:p text:style-name="P4">// 为 <text:a xlink:type="simple" xlink:href="http://127.0.0.1/phpmyadmin/sql.php?db=jc-example&amp;token=f6034135b3b2241e242b435cab703a33&amp;table=categories&amp;pos=0">categories</text:a><text:span text:style-name="T9"> 表创建一个Modol 对象，参数是数据表的表名</text:span></text:p>
      <text:p text:style-name="P15"><text:span text:style-name="T3">$aCategory = new Model('</text:span><text:bookmark text:name="jc-example.categories"/><text:a xlink:type="simple" xlink:href="http://127.0.0.1/phpmyadmin/sql.php?db=jc-example&amp;token=f6034135b3b2241e242b435cab703a33&amp;table=categories&amp;pos=0"><text:span text:style-name="T19">categories</text:span></text:a><text:span text:style-name="T3">'</text:span><text:span text:style-name="T3">) ;</text:span></text:p>
      <text:p text:style-name="P4"/>
      <text:p text:style-name="P4">// 设置分类的名称</text:p>
      <text:p text:style-name="P12"><text:span text:style-name="T26">$aCategory-&gt;setData('name','</text:span><text:span text:style-name="T23">Soft Engine</text:span><text:span text:style-name="T26">') ;</text:span></text:p>
      <text:p text:style-name="P12"><text:span text:style-name="T26"/></text:p>
      <text:p text:style-name="P12"><text:span text:style-name="T26">// 保存到数据库</text:span></text:p>
      <text:p text:style-name="P12"><text:span text:style-name="T26">if( $aCategory-&gt;save() )</text:span></text:p>
      <text:p text:style-name="P12"><text:span text:style-name="T26">{</text:span></text:p>
      <text:p text:style-name="P12"><text:span text:style-name="T26"><text:tab/>Application::singleton()-&gt;response()-&gt;output(“图书分类保存成功！”) ;</text:span></text:p>
      <text:p text:style-name="P12"><text:span text:style-name="T26">}</text:span></text:p>
      <text:p text:style-name="P12"><text:span text:style-name="T26">else</text:span></text:p>
      <text:p text:style-name="P12"><text:span text:style-name="T26">{</text:span></text:p>
      <text:p text:style-name="P12"><text:span text:style-name="T26"><text:tab/>Application::singleton()-&gt;response()-&gt;output(“图书分类保存失败！”) ;</text:span></text:p>
      <text:p text:style-name="P12"><text:span text:style-name="T26">}</text:span></text:p>
      <text:p text:style-name="P4">&lt;/code&gt;</text:p>
      <text:p text:style-name="P12"><text:span text:style-name="T26"/></text:p>
      <text:p text:style-name="P12"><text:span text:style-name="T26">$aCategory-&gt;setData('name','</text:span><text:span text:style-name="T24">Soft Engine</text:span><text:span text:style-name="T26">') ;</text:span></text:p>
      <text:p text:style-name="P12"><text:span text:style-name="T26">这一行有更简洁的书写方法：</text:span></text:p>
      <text:p text:style-name="P4"/>
      <text:p text:style-name="P12"><text:span text:style-name="T26">$aCategory-&gt;name = '</text:span><text:span text:style-name="T24">Soft Engine</text:span><text:span text:style-name="T26">' ;</text:span></text:p>
      <text:p text:style-name="P12"><text:span text:style-name="T26"/></text:p>
      <text:p text:style-name="P12"><text:span text:style-name="T26">或者：</text:span></text:p>
      <text:p text:style-name="P12"><text:span text:style-name="T26">$aCategory['name'] = '</text:span><text:span text:style-name="T24">Soft Engine</text:span><text:span text:style-name="T26">' ;</text:span></text:p>
      <text:p text:style-name="P12"><text:span text:style-name="T26"/></text:p>
      <text:p text:style-name="P12"><text:span text:style-name="T26">name 是数据表 <text:s/></text:span><text:a xlink:type="simple" xlink:href="http://127.0.0.1/phpmyadmin/sql.php?db=jc-example&amp;token=f6034135b3b2241e242b435cab703a33&amp;table=categories&amp;pos=0">categories</text:a><text:span text:style-name="T10"> 中的一个字段，用这3中方式访问 name ，作用时完全相同的。</text:span></text:p>
      <text:p text:style-name="P12"><text:span text:style-name="T10"/></text:p>
      <text:p text:style-name="P12"><text:span text:style-name="T10"/></text:p>
      <text:p text:style-name="P12"><text:span text:style-name="T10">$aCategory-&gt;save()</text:span></text:p>
      <text:p text:style-name="P12"><text:span text:style-name="T10">这行代码将 $aCategory 中的数据保存到了数据库中。</text:span></text:p>
      <text:p text:style-name="P12"><text:span text:style-name="T26"/></text:p>
      <text:p text:style-name="P12"><text:span text:style-name="T26"/></text:p>
      <text:p text:style-name="P12"><text:span text:style-name="T26"/></text:p>
      <text:list xml:id="list983824535" text:style-name="L3">
        <text:list-item>
          <text:list>
            <text:list-item>
              <text:p text:style-name="P8">接下来，在这个图书分类中新建一本图书。继续在 MyProject/model_example.php 中加入以下代码： </text:p>
            </text:list-item>
          </text:list>
        </text:list-item>
      </text:list>
      <text:p text:style-name="P4"/>
      <text:list xml:id="list2113975832" text:continue-list="list1468796812" text:style-name="L2">
        <text:list-item>
          <text:list>
            <text:list-header>
              <text:p text:style-name="P16"/>
            </text:list-header>
          </text:list>
        </text:list-item>
      </text:list>
      <text:p text:style-name="P4">&lt;code&gt;</text:p>
      <text:p text:style-name="P4"><text:span text:style-name="T9">// 为 </text:span><text:a xlink:type="simple" xlink:href="http://127.0.0.1/phpmyadmin/sql.php?db=jc-example&amp;token=f6034135b3b2241e242b435cab703a33&amp;table=categories&amp;pos=0">categories</text:a><text:span text:style-name="T9"> 表创建一个Modol 对象，参数是数据表的表名</text:span></text:p>
      <text:p text:style-name="P4">$aBook = new Model('books') ;</text:p>
      <text:p text:style-name="P4"/>
      <text:p text:style-name="P12"><text:span text:style-name="T26">// 设置分类的名称</text:span></text:p>
      <text:p text:style-name="P12"><text:span text:style-name="T26">$aBook-&gt;setData('category',</text:span><text:span text:style-name="T10">$aCategory-&gt;data('cid')</text:span><text:span text:style-name="T26">) ;</text:span></text:p>
      <text:p text:style-name="P12"><text:soft-page-break/><text:span text:style-name="T26">$aBook-&gt;setData('name','</text:span><text:span text:style-name="T13">Beautiful Architecture</text:span><text:span text:style-name="T26">') ;</text:span></text:p>
      <text:p text:style-name="P12"><text:span text:style-name="T26">$aBook-&gt;setData('isbn','978-111-21126-6') ;</text:span></text:p>
      <text:p text:style-name="P12"><text:span text:style-name="T26">$aBook-&gt;setData('price',69.00) ;</text:span></text:p>
      <text:p text:style-name="P12"><text:span text:style-name="T26"/></text:p>
      <text:p text:style-name="P12"><text:span text:style-name="T26">// 保存到数据库</text:span></text:p>
      <text:p text:style-name="P12"><text:span text:style-name="T26">if( $aBook-&gt;save() )</text:span></text:p>
      <text:p text:style-name="P12"><text:span text:style-name="T26">{</text:span></text:p>
      <text:p text:style-name="P12"><text:span text:style-name="T26"><text:tab/>Application::singleton()-&gt;response()-&gt;output(“图书保存成功！”) ;</text:span></text:p>
      <text:p text:style-name="P12"><text:span text:style-name="T26">}</text:span></text:p>
      <text:p text:style-name="P12"><text:span text:style-name="T26">else</text:span></text:p>
      <text:p text:style-name="P12"><text:span text:style-name="T26">{</text:span></text:p>
      <text:p text:style-name="P12"><text:span text:style-name="T26"><text:tab/>Application::singleton()-&gt;response()-&gt;output(“图书保存失败！”) ;</text:span></text:p>
      <text:p text:style-name="P12"><text:span text:style-name="T26">}</text:span></text:p>
      <text:p text:style-name="P4">&lt;/code&gt;</text:p>
      <text:p text:style-name="P4"/>
      <text:p text:style-name="P4">新建图书的操作和新建图书分类的操作差不多，图书的 category 字段是一个指向 <text:s/>categories 表的 cid 字段的外键。 我将 <text:span text:style-name="T9">$aCategory 对象的 cid 字段值直接传递给了 </text:span><text:span text:style-name="T12">$aBook 对象的 category 字段。实际上，我根本没有为</text:span><text:span text:style-name="T9">$aCategory对象的cid字段</text:span><text:span text:style-name="T12">设定过任何值，这么做没有问题吗？</text:span></text:p>
      <text:p text:style-name="P4"><text:span text:style-name="T12">没有问题，</text:span><text:span text:style-name="T9">cid在数据表中是一个自增型字段，</text:span><text:span text:style-name="T12">在 </text:span><text:span text:style-name="T9">$aCategory-&gt;save() 后，系统自动为 $aCategory 设置了正确的 cid 字段值。</text:span></text:p>
      <text:p text:style-name="P4"><text:span text:style-name="T9"/></text:p>
      <text:p text:style-name="P4"><text:span text:style-name="T9"/></text:p>
      <text:list xml:id="list877640765" text:style-name="L4">
        <text:list-item>
          <text:list>
            <text:list-item>
              <text:p text:style-name="P9"><text:span text:style-name="T9">现在，数据库里面已经有一个图书分类和一本图书了。我们来试试看，把他们查询出来，并将他们的信息打印到网页上。</text:span></text:p>
            </text:list-item>
          </text:list>
        </text:list-item>
      </text:list>
      <text:p text:style-name="P4"><text:span text:style-name="T9"/></text:p>
      <text:p text:style-name="P4"><text:span text:style-name="T12">在刚才的代码后面加上：</text:span></text:p>
      <text:p text:style-name="P4"><text:span text:style-name="T12"/></text:p>
      <text:p text:style-name="P4"><text:span text:style-name="T12">&lt;code&gt;</text:span></text:p>
      <text:p text:style-name="P4"><text:span text:style-name="T12">// 删除前面创建的 $aCategory 和 $aBook</text:span></text:p>
      <text:p text:style-name="P4"><text:span text:style-name="T12">$nCId = $aCategory-&gt;cid ;</text:span></text:p>
      <text:p text:style-name="P4"><text:span text:style-name="T12">unset($aCategory) ;</text:span></text:p>
      <text:p text:style-name="P4"><text:span text:style-name="T12">unset($aBook) ;</text:span></text:p>
      <text:p text:style-name="P4"><text:span text:style-name="T12"/></text:p>
      <text:p text:style-name="P4">$aCategory = new Model('<text:a xlink:type="simple" xlink:href="http://127.0.0.1/phpmyadmin/sql.php?db=jc-example&amp;token=f6034135b3b2241e242b435cab703a33&amp;table=categories&amp;pos=0"><text:span text:style-name="T9">categories</text:span></text:a>'<text:span text:style-name="T12">) ;</text:span></text:p>
      <text:p text:style-name="P4">$aBook = new Model('books'<text:span text:style-name="T12">) ;</text:span></text:p>
      <text:p text:style-name="P4"><text:span text:style-name="T12"/></text:p>
      <text:p text:style-name="P4"><text:span text:style-name="T12">// 查找主键 cid 为$nCId的 categories表中的记录</text:span></text:p>
      <text:p text:style-name="P4"><text:span text:style-name="T12">if( !$aCategory-&gt;load($nCId) )</text:span></text:p>
      <text:p text:style-name="P4"><text:span text:style-name="T12">{</text:span></text:p>
      <text:p text:style-name="P4"><text:span text:style-name="T12"><text:tab/>Application::singleton()-&gt;response()-&gt;output(“无法找到指定的图书分类”) ;</text:span></text:p>
      <text:p text:style-name="P4"><text:span text:style-name="T12">}</text:span></text:p>
      <text:p text:style-name="P4"><text:span text:style-name="T12"/></text:p>
      <text:p text:style-name="P4"><text:span text:style-name="T12">// 查找 name 字段 为“Beautiful Architecture”的 books表中的记录</text:span></text:p>
      <text:p text:style-name="P4"><text:span text:style-name="T12">if( !$aCategory-&gt;load('Beautiful Architecture','name') )</text:span></text:p>
      <text:p text:style-name="P4"><text:span text:style-name="T12">{</text:span></text:p>
      <text:p text:style-name="P4"><text:span text:style-name="T12"><text:tab/>Application::singleton()-&gt;response()-&gt;output(“无法找到指定的图书”) ;</text:span></text:p>
      <text:p text:style-name="P4"><text:span text:style-name="T12">}</text:span></text:p>
      <text:p text:style-name="P4"/>
      <text:p text:style-name="P4"><text:span text:style-name="T12">Application::singleton()-&gt;response()-&gt;output(“category name: {$aCategory-&gt;name}”) ;</text:span></text:p>
      <text:p text:style-name="P4"><text:span text:style-name="T12">Application::singleton()-&gt;response()-&gt;output(“book name: {$aBook-&gt;name}”) ;</text:span></text:p>
      <text:p text:style-name="P4"><text:span text:style-name="T12">&lt;/code&gt;</text:span></text:p>
      <text:p text:style-name="P4"><text:span text:style-name="T12"/></text:p>
      <text:p text:style-name="P4"><text:span text:style-name="T12"/></text:p>
      <text:p text:style-name="P4"><text:span text:style-name="T12">Model::load() 方法负责从数据加载数据到Model对象。第一个参数是字段的值，第二个参数是字段名称，如果省略字段名称，则使用数据表的主键做为字段名称。可以同时提供多组字段值对：传入两个数组做为参数，分别包括了字段值 和对应的字段名称，它们之间是”AND”关系。</text:span></text:p>
      <text:p text:style-name="P4"><text:span text:style-name="T12">如果在数据表中找到符合字段值对条件的记录，则从记录中读取各个字段的数据，加载到Model对象内，并放回true; 否则什么也不做，返回flase。</text:span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oft-page-break/></text:p>
      <text:p text:style-name="P4"><text:span text:style-name="T12">1.4、在接下来，我想要修改图书的书名和isbn，价格不需要修改（我不是故意的，这两本书刚好价格相同），这很简单，再刚才的代码后面，加上这一段：</text:span></text:p>
      <text:p text:style-name="P4"><text:span text:style-name="T12"/></text:p>
      <text:p text:style-name="P4"><text:span text:style-name="T12">&lt;code&gt;</text:span></text:p>
      <text:p text:style-name="P4"><text:span text:style-name="T12">$aBook-&gt;name = “</text:span><text:span text:style-name="T11">Design Patterns: Elements of Reusable Object-Oriented Software</text:span><text:span text:style-name="T12">” ;</text:span></text:p>
      <text:p text:style-name="P4"><text:span text:style-name="T12">$aBook-&gt;setData('isbn','978-111-28350') ;</text:span></text:p>
      <text:p text:style-name="P4"><text:span text:style-name="T12"/></text:p>
      <text:p text:style-name="P12"><text:span text:style-name="T26">// 将改动保存到数据库</text:span></text:p>
      <text:p text:style-name="P12"><text:span text:style-name="T26">if( $aCategory-&gt;save() )</text:span></text:p>
      <text:p text:style-name="P12"><text:span text:style-name="T26">{</text:span></text:p>
      <text:p text:style-name="P12"><text:span text:style-name="T26"><text:tab/>Application::singleton()-&gt;response()-&gt;output(“图书信息修改成功！”) ;</text:span></text:p>
      <text:p text:style-name="P12"><text:span text:style-name="T26">}</text:span></text:p>
      <text:p text:style-name="P12"><text:span text:style-name="T26">else</text:span></text:p>
      <text:p text:style-name="P12"><text:span text:style-name="T26">{</text:span></text:p>
      <text:p text:style-name="P12"><text:span text:style-name="T26"><text:tab/>Application::singleton()-&gt;response()-&gt;output(“图书信息修改失败！”) ;</text:span></text:p>
      <text:p text:style-name="P4"><text:span text:style-name="T12">}</text:span></text:p>
      <text:p text:style-name="P4"><text:span text:style-name="T12"/></text:p>
      <text:p text:style-name="P4"><text:span text:style-name="T12">&lt;/code&gt;</text:span></text:p>
      <text:p text:style-name="P4"><text:span text:style-name="T12"/></text:p>
      <text:p text:style-name="P4"><text:span text:style-name="T12">需要注意的是，新建一项数据和修改后保存数据，都是通过 Model::save() 操作来完成的。Model类能够聪明地知道何时需要 insert 操作，何时需要 update 操作。</text:span></text:p>
      <text:p text:style-name="P4"><text:span text:style-name="T12"/></text:p>
      <text:p text:style-name="P4"><text:span text:style-name="T12"/></text:p>
      <text:p text:style-name="P4"><text:span text:style-name="T12">1.5、删除一项数据之前，必须先通过 Model::load() 方法找到这项记录，并加载到Model对象中，然后调用 Model::delete() 方法，删除数据表中的数据。</text:span></text:p>
      <text:p text:style-name="P4"><text:span text:style-name="T12"/></text:p>
      <text:p text:style-name="P4"><text:span text:style-name="T12">Tip: Model::delete() 仅仅删除数据表中的数据，加载到Model对象中的数据并没有被清理，因此，在Model::delete() 之后，立刻 Model::save() 就会数据又原原本本地存回数据库。</text:span></text:p>
      <text:p text:style-name="P4"><text:span text:style-name="T12"/></text:p>
      <text:p text:style-name="P4"><text:span text:style-name="T12">在刚才的代码中再加入下面这些代码：</text:span></text:p>
      <text:p text:style-name="P4"><text:span text:style-name="T12">&lt;code&gt;</text:span></text:p>
      <text:p text:style-name="P12"><text:span text:style-name="T26">// 从数据表中删除图书分类</text:span></text:p>
      <text:p text:style-name="P12"><text:span text:style-name="T26">if( $aCategory-&gt;delete() )</text:span></text:p>
      <text:p text:style-name="P12"><text:span text:style-name="T26">{</text:span></text:p>
      <text:p text:style-name="P12"><text:span text:style-name="T26"><text:tab/>Application::singleton()-&gt;response()-&gt;output(“图书分类删除成功！”) ;</text:span></text:p>
      <text:p text:style-name="P12"><text:span text:style-name="T26">}</text:span></text:p>
      <text:p text:style-name="P12"><text:span text:style-name="T26">else</text:span></text:p>
      <text:p text:style-name="P12"><text:span text:style-name="T26">{</text:span></text:p>
      <text:p text:style-name="P12"><text:span text:style-name="T26"><text:tab/>Application::singleton()-&gt;response()-&gt;output(“图书分类删除失败！”) ;</text:span></text:p>
      <text:p text:style-name="P4"><text:span text:style-name="T12">}</text:span></text:p>
      <text:p text:style-name="P4"><text:span text:style-name="T20"/></text:p>
      <text:p text:style-name="P12"><text:span text:style-name="T26">// 从数据表中删除图书</text:span></text:p>
      <text:p text:style-name="P12"><text:span text:style-name="T26">if( $aBook-&gt;delete() )</text:span></text:p>
      <text:p text:style-name="P12"><text:span text:style-name="T26">{</text:span></text:p>
      <text:p text:style-name="P12"><text:span text:style-name="T26"><text:tab/>Application::singleton()-&gt;response()-&gt;output(“图书信息删除成功！”) ;</text:span></text:p>
      <text:p text:style-name="P12"><text:span text:style-name="T26">}</text:span></text:p>
      <text:p text:style-name="P12"><text:span text:style-name="T26">else</text:span></text:p>
      <text:p text:style-name="P12"><text:span text:style-name="T26">{</text:span></text:p>
      <text:p text:style-name="P12"><text:span text:style-name="T26"><text:tab/>Application::singleton()-&gt;response()-&gt;output(“图书信息删除失败！”) ;</text:span></text:p>
      <text:p text:style-name="P4"><text:span text:style-name="T12">}</text:span></text:p>
      <text:p text:style-name="P4"><text:span text:style-name="T12">&lt;/code&gt;</text:span></text:p>
      <text:p text:style-name="P4"><text:span text:style-name="T12"/></text:p>
      <text:p text:style-name="P4"><text:span text:style-name="T12">现在，数据库被清空了，我们创建了一个图书类别，和一本属于这个类别的图书，然后进行了若干操作，最后删除了这两项记录。一切又回到了起点。</text:span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oft-page-break/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26"/></text:p>
      <text:list xml:id="list2112123336" text:style-name="L5">
        <text:list-item>
          <text:list>
            <text:list-item>
              <text:p text:style-name="P10"><text:span text:style-name="T12">在前面的例子当中，我们为每个表各自建立Model对象，$aCategory 和 $aBook 之间没有联系，它们是各自操作各自的。但实际上，categories 和 books这两个表是有某种关联的：categories 中的一行记录，在 books 表中可以拥有多行相关的记录; 反过来，在books中的每行记录，都属于categories中的某一行记录：</text:span></text:p>
              <text:list>
                <text:list-item>
                  <text:list>
                    <text:list-header>
                      <text:p text:style-name="P10"><text:span text:style-name="T12"><text:s text:c="4"/>categories表 </text:span><text:span text:style-name="T14">hasMany</text:span><text:span text:style-name="T12"> books表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4"><text:span text:style-name="T12"><text:tab/>books表 </text:span><text:span text:style-name="T14">belongsTo</text:span><text:span text:style-name="T12"> categories表</text:span></text:p>
      <text:p text:style-name="P4"><text:span text:style-name="T12"/></text:p>
      <text:p text:style-name="P4"><text:span text:style-name="T12">如果配置好这些关联，并提供给Model类，Model类就能够根据这些关联进程很多自动处理，这会大大简化开发人员需要处理的业务逻辑。</text:span></text:p>
      <text:p text:style-name="P4"><text:span text:style-name="T12"/></text:p>
      <text:p text:style-name="P4"><text:span text:style-name="T12">接下来我们重新写一段代码，用更优雅（代码更精简）的方式完成前面例子里做过的那写操作，并且再加上对图书作者的处理。</text:span></text:p>
      <text:p text:style-name="P4"><text:span text:style-name="T12"/></text:p>
      <text:p text:style-name="P4"><text:span text:style-name="T12">&lt;code&gt;</text:span></text:p>
      <text:p text:style-name="P4"><text:span text:style-name="T12"/></text:p>
      <text:p text:style-name="P17">// 用一个ORM数组来配置数据表和数据表之间的关系</text:p>
      <text:p text:style-name="P18"><text:span text:style-name="T1">$arrOrmConfig = </text:span><text:span text:style-name="T6">array</text:span><text:span text:style-name="T1">(</text:span></text:p>
      <text:p text:style-name="P18"/>
      <text:p text:style-name="P18"><text:span text:style-name="T1"><text:tab/></text:span><text:span text:style-name="T7">'table' </text:span><text:span text:style-name="T1">=&gt; </text:span><text:span text:style-name="T7">'categories' </text:span><text:span text:style-name="T1">,</text:span></text:p>
      <text:p text:style-name="P18"><text:span text:style-name="T1"><text:tab/></text:span><text:span text:style-name="T7">'keys' </text:span><text:span text:style-name="T1">=&gt; </text:span><text:span text:style-name="T7">'cid' </text:span><text:span text:style-name="T1">,<text:tab/><text:tab/><text:tab/><text:tab/></text:span><text:span text:style-name="T27">// 主键值（可省略）</text:span></text:p>
      <text:p text:style-name="P18"/>
      <text:p text:style-name="P18"><text:span text:style-name="T1"><text:tab/></text:span><text:span text:style-name="T27">// 定义这个数据表所拥有的 hasMany 关联</text:span></text:p>
      <text:p text:style-name="P18"><text:span text:style-name="T1"><text:tab/></text:span><text:span text:style-name="T7">'hasMany' </text:span><text:span text:style-name="T1">=&gt; </text:span><text:span text:style-name="T6">array</text:span><text:span text:style-name="T1">(</text:span></text:p>
      <text:p text:style-name="P18"/>
      <text:p text:style-name="P18"><text:span text:style-name="T1"><text:tab/><text:tab/></text:span><text:span text:style-name="T6">array</text:span><text:span text:style-name="T1">(</text:span></text:p>
      <text:p text:style-name="P18"><text:span text:style-name="T1"><text:tab/><text:tab/><text:tab/></text:span><text:span text:style-name="T7">'prop' </text:span><text:span text:style-name="T1">=&gt; </text:span><text:span text:style-name="T7">'books' </text:span><text:span text:style-name="T1">,<text:tab/><text:tab/></text:span><text:span text:style-name="T27">// book 对象在 category 对象内的属性名称</text:span></text:p>
      <text:p text:style-name="P18"><text:span text:style-name="T1"><text:tab/><text:tab/><text:tab/></text:span><text:span text:style-name="T7">'fromk' </text:span><text:span text:style-name="T1">=&gt; </text:span><text:span text:style-name="T7">'cid' </text:span><text:span text:style-name="T1">,<text:tab/><text:tab/></text:span><text:span text:style-name="T27">// 外键一端的字段（可省略，默认使用数据表的主键）</text:span></text:p>
      <text:p text:style-name="P18"><text:span text:style-name="T1"><text:tab/><text:tab/><text:tab/></text:span><text:span text:style-name="T7">'tok' </text:span><text:span text:style-name="T1">=&gt; </text:span><text:span text:style-name="T7">'category' </text:span><text:span text:style-name="T1">,<text:tab/></text:span><text:span text:style-name="T27">// 关键另一端的字段（可省略，默认使用被关联的数据表的主键）</text:span></text:p>
      <text:p text:style-name="P18"/>
      <text:p text:style-name="P18"><text:span text:style-name="T1"><text:tab/><text:tab/><text:tab/></text:span><text:span text:style-name="T27">// 被关联的数据表原型</text:span></text:p>
      <text:p text:style-name="P18"><text:span text:style-name="T1"><text:tab/><text:tab/><text:tab/></text:span><text:span text:style-name="T7">'prototype' </text:span><text:span text:style-name="T1">=&gt; </text:span><text:span text:style-name="T6">array</text:span><text:span text:style-name="T1">(</text:span></text:p>
      <text:p text:style-name="P18"/>
      <text:p text:style-name="P18"><text:span text:style-name="T1"><text:tab/><text:tab/><text:tab/><text:tab/></text:span><text:span text:style-name="T7">'table' </text:span><text:span text:style-name="T1">=&gt; </text:span><text:span text:style-name="T7">'books' </text:span><text:span text:style-name="T1">,</text:span></text:p>
      <text:p text:style-name="P18"><text:span text:style-name="T1"><text:tab/><text:tab/><text:tab/><text:tab/></text:span><text:span text:style-name="T7">'keys' </text:span><text:span text:style-name="T1">=&gt; </text:span><text:span text:style-name="T7">'bid' </text:span><text:span text:style-name="T1">,<text:tab/><text:tab/></text:span><text:span text:style-name="T27">// 主键值（可省略）</text:span></text:p>
      <text:p text:style-name="P18"/>
      <text:p text:style-name="P18"><text:span text:style-name="T1"><text:tab/><text:tab/><text:tab/><text:tab/></text:span><text:span text:style-name="T27">// books 表的“多对多”关联表</text:span></text:p>
      <text:p text:style-name="P18"><text:span text:style-name="T1"><text:tab/><text:tab/><text:tab/><text:tab/></text:span><text:span text:style-name="T7">'hasAndBelongsToMany' </text:span><text:span text:style-name="T1">=&gt; </text:span><text:span text:style-name="T6">array</text:span><text:span text:style-name="T1">(</text:span></text:p>
      <text:p text:style-name="P18"><text:span text:style-name="T1"><text:tab/><text:tab/><text:tab/><text:tab/><text:tab/></text:span><text:span text:style-name="T6">array</text:span><text:span text:style-name="T1">(</text:span></text:p>
      <text:p text:style-name="P18"><text:span text:style-name="T1"><text:tab/><text:tab/><text:tab/><text:tab/><text:tab/><text:tab/></text:span><text:span text:style-name="T7">'prop' </text:span><text:span text:style-name="T1">=&gt; </text:span><text:span text:style-name="T7">'authors' </text:span><text:span text:style-name="T1">,</text:span></text:p>
      <text:p text:style-name="P18"><text:span text:style-name="T1"><text:tab/><text:tab/><text:tab/><text:tab/><text:tab/><text:tab/></text:span><text:span text:style-name="T7">'fromk' </text:span><text:span text:style-name="T1">=&gt; </text:span><text:span text:style-name="T7">'bid' </text:span><text:span text:style-name="T1">,</text:span></text:p>
      <text:p text:style-name="P14"><text:tab/><text:tab/><text:tab/><text:tab/><text:tab/></text:p>
      <text:p text:style-name="P18"><text:span text:style-name="T1"><text:tab/><text:tab/><text:tab/><text:tab/><text:tab/><text:tab/></text:span><text:span text:style-name="T7">'bridge' </text:span><text:span text:style-name="T1">=&gt; </text:span><text:span text:style-name="T7">'authors' </text:span><text:span text:style-name="T1">,<text:tab/><text:tab/></text:span><text:span text:style-name="T27">// “桥接表”</text:span></text:p>
      <text:p text:style-name="P18"><text:span text:style-name="T1"><text:tab/><text:tab/><text:tab/><text:tab/><text:tab/><text:tab/></text:span><text:span text:style-name="T7">'btok' </text:span><text:span text:style-name="T1">=&gt; </text:span><text:span text:style-name="T7">'cid' </text:span><text:span text:style-name="T1">,<text:tab/><text:tab/><text:tab/><text:tab/></text:span><text:span text:style-name="T27">// 桥接表上的外键</text:span></text:p>
      <text:p text:style-name="P18"><text:span text:style-name="T1"><text:tab/><text:tab/><text:tab/><text:tab/><text:tab/><text:tab/></text:span><text:span text:style-name="T7">'bfromk' </text:span><text:span text:style-name="T1">=&gt; </text:span><text:span text:style-name="T7">'uid' </text:span><text:span text:style-name="T1">,<text:tab/><text:tab/><text:tab/></text:span><text:span text:style-name="T27">// 桥接表上的连接另一端的外键</text:span></text:p>
      <text:p text:style-name="P18"/>
      <text:p text:style-name="P18"><text:span text:style-name="T1"><text:tab/><text:tab/><text:tab/><text:tab/><text:tab/><text:tab/></text:span><text:span text:style-name="T7">'tok' </text:span><text:span text:style-name="T1">=&gt; </text:span><text:span text:style-name="T7">'uid' </text:span><text:span text:style-name="T1">,</text:span></text:p>
      <text:p text:style-name="P14"><text:tab/><text:tab/><text:tab/><text:tab/><text:tab/></text:p>
      <text:p text:style-name="P18"><text:span text:style-name="T1"><text:tab/><text:tab/><text:tab/><text:tab/><text:tab/><text:tab/></text:span><text:span text:style-name="T27">// 被关联的表</text:span></text:p>
      <text:p text:style-name="P18"><text:span text:style-name="T1"><text:tab/><text:tab/><text:tab/><text:tab/><text:tab/><text:tab/></text:span><text:span text:style-name="T7">'prototype' </text:span><text:span text:style-name="T1">=&gt; </text:span><text:span text:style-name="T6">array</text:span><text:span text:style-name="T1">(</text:span></text:p>
      <text:p text:style-name="P18"><text:span text:style-name="T1"><text:tab/><text:tab/><text:tab/><text:tab/><text:tab/><text:tab/><text:tab/></text:span><text:span text:style-name="T7">'table' </text:span><text:span text:style-name="T1">=&gt; </text:span><text:span text:style-name="T7">'users' </text:span><text:span text:style-name="T1">,</text:span></text:p>
      <text:p text:style-name="P18"><text:span text:style-name="T1"><text:tab/><text:tab/><text:tab/><text:tab/><text:tab/><text:tab/><text:tab/></text:span><text:span text:style-name="T7">'keys' </text:span><text:span text:style-name="T1">=&gt; </text:span><text:span text:style-name="T7">'uid' </text:span><text:span text:style-name="T1">,</text:span></text:p>
      <text:p text:style-name="P14"><text:tab/><text:tab/><text:tab/><text:tab/><text:tab/><text:tab/>) ,</text:p>
      <text:p text:style-name="P14"><text:tab/><text:tab/><text:tab/><text:tab/><text:tab/>) ,</text:p>
      <text:p text:style-name="P14"><text:tab/><text:tab/><text:tab/><text:tab/> ) ,</text:p>
      <text:p text:style-name="P14"><text:soft-page-break/><text:tab/><text:tab/><text:tab/><text:tab/> </text:p>
      <text:p text:style-name="P18"><text:span text:style-name="T1"><text:tab/><text:tab/><text:tab/><text:tab/></text:span><text:span text:style-name="T27">// books 表的“属于”关联表</text:span></text:p>
      <text:p text:style-name="P18"><text:span text:style-name="T1"><text:tab/><text:tab/><text:tab/><text:tab/></text:span><text:span text:style-name="T7">'belongsTo' </text:span><text:span text:style-name="T1">=&gt; </text:span><text:span text:style-name="T6">array</text:span><text:span text:style-name="T1">(</text:span></text:p>
      <text:p text:style-name="P18"><text:span text:style-name="T1"><text:tab/><text:tab/><text:tab/><text:tab/><text:tab/></text:span><text:span text:style-name="T6">array</text:span><text:span text:style-name="T1">(</text:span></text:p>
      <text:p text:style-name="P18"><text:span text:style-name="T1"><text:tab/><text:tab/><text:tab/><text:tab/><text:tab/><text:tab/></text:span><text:span text:style-name="T7">'prop' </text:span><text:span text:style-name="T1">=&gt; </text:span><text:span text:style-name="T7">'press' </text:span><text:span text:style-name="T1">,</text:span></text:p>
      <text:p text:style-name="P18"><text:span text:style-name="T1"><text:tab/><text:tab/><text:tab/><text:tab/><text:tab/><text:tab/></text:span><text:span text:style-name="T7">'fromk' </text:span><text:span text:style-name="T1">=&gt; </text:span><text:span text:style-name="T7">'press' </text:span><text:span text:style-name="T1">,</text:span></text:p>
      <text:p text:style-name="P18"><text:span text:style-name="T1"><text:tab/><text:tab/><text:tab/><text:tab/><text:tab/><text:tab/></text:span><text:span text:style-name="T7">'tok' </text:span><text:span text:style-name="T1">=&gt; </text:span><text:span text:style-name="T7">'pid' </text:span><text:span text:style-name="T1">,</text:span></text:p>
      <text:p text:style-name="P14"><text:tab/><text:tab/><text:tab/><text:tab/><text:tab/><text:tab/></text:p>
      <text:p text:style-name="P18"><text:span text:style-name="T1"><text:tab/><text:tab/><text:tab/><text:tab/><text:tab/><text:tab/></text:span><text:span text:style-name="T27">// 被关联的表</text:span></text:p>
      <text:p text:style-name="P18"><text:span text:style-name="T1"><text:tab/><text:tab/><text:tab/><text:tab/><text:tab/><text:tab/></text:span><text:span text:style-name="T7">'prototype' </text:span><text:span text:style-name="T1">=&gt; </text:span><text:span text:style-name="T6">array</text:span><text:span text:style-name="T1">(</text:span></text:p>
      <text:p text:style-name="P18"><text:span text:style-name="T1"><text:tab/><text:tab/><text:tab/><text:tab/><text:tab/><text:tab/><text:tab/></text:span><text:span text:style-name="T7">'table' </text:span><text:span text:style-name="T1">=&gt; </text:span><text:span text:style-name="T7">'presses' </text:span><text:span text:style-name="T1">,</text:span></text:p>
      <text:p text:style-name="P18"><text:span text:style-name="T1"><text:tab/><text:tab/><text:tab/><text:tab/><text:tab/><text:tab/><text:tab/></text:span><text:span text:style-name="T7">'keys' </text:span><text:span text:style-name="T1">=&gt; </text:span><text:span text:style-name="T7">'pid' </text:span><text:span text:style-name="T1">,</text:span></text:p>
      <text:p text:style-name="P14"><text:tab/><text:tab/><text:tab/><text:tab/><text:tab/><text:tab/>) ,</text:p>
      <text:p text:style-name="P14"><text:tab/><text:tab/><text:tab/><text:tab/><text:tab/>) ,</text:p>
      <text:p text:style-name="P14"><text:tab/><text:tab/><text:tab/><text:tab/> ) ,</text:p>
      <text:p text:style-name="P14"><text:tab/><text:tab/><text:tab/><text:tab/> </text:p>
      <text:p text:style-name="P14"><text:tab/><text:tab/><text:tab/>) ,</text:p>
      <text:p text:style-name="P14"><text:tab/><text:tab/>) ,</text:p>
      <text:p text:style-name="P14"><text:tab/></text:p>
      <text:p text:style-name="P14"><text:tab/>) ,</text:p>
      <text:p text:style-name="P14">) ;</text:p>
      <text:p text:style-name="P18"/>
      <text:p text:style-name="P17">// 将ORM配置做为 Model类构造函数的参数</text:p>
      <text:p text:style-name="P18"><text:span text:style-name="T1">$aCategory = </text:span><text:span text:style-name="T6">new </text:span><text:span text:style-name="T1">Model($arrOrmConfig) ;</text:span></text:p>
      <text:p text:style-name="P18"><text:span text:style-name="T1">$aCategory-&gt;</text:span><text:span text:style-name="T7">name</text:span><text:span text:style-name="T1"> = </text:span><text:span text:style-name="T7">'Soft Engine' </text:span><text:span text:style-name="T1">;</text:span></text:p>
      <text:p text:style-name="P18"/>
      <text:p text:style-name="P17">// 在"Soft Engine"类别中创建一本图书 ----------------</text:p>
      <text:p text:style-name="P18"><text:span text:style-name="T1">$aBook1 = $aCategory-&gt;child(</text:span><text:span text:style-name="T7">'books'</text:span><text:span text:style-name="T1">)-&gt;createChild() ;</text:span></text:p>
      <text:p text:style-name="P18"><text:span text:style-name="T1">$aBook1-&gt;setData(</text:span><text:span text:style-name="T7">'name'</text:span><text:span text:style-name="T1">,</text:span><text:span text:style-name="T7">'Beautiful Architecture'</text:span><text:span text:style-name="T1">) ;</text:span></text:p>
      <text:p text:style-name="P18"><text:span text:style-name="T1">$aBook1-&gt;setData(</text:span><text:span text:style-name="T7">'isbn'</text:span><text:span text:style-name="T1">,</text:span><text:span text:style-name="T7">'978-111-21126-6'</text:span><text:span text:style-name="T1">) ;</text:span></text:p>
      <text:p text:style-name="P18"><text:span text:style-name="T1">$aBook1-&gt;setData(</text:span><text:span text:style-name="T7">'price'</text:span><text:span text:style-name="T1">,69.00) ;</text:span></text:p>
      <text:p text:style-name="P18"/>
      <text:p text:style-name="P17">// 设置这本书的出版社的信息</text:p>
      <text:p text:style-name="P18"><text:span text:style-name="T1">$aBook1-</text:span><text:span text:style-name="T7">&gt;chi</text:span><text:span text:style-name="T1">ld(</text:span><text:span text:style-name="T7">'press'</text:span><text:span text:style-name="T1">)-&gt;name = </text:span><text:span text:style-name="T7">'机械工业出版社' </text:span><text:span text:style-name="T1">;</text:span></text:p>
      <text:p text:style-name="P18"><text:span text:style-name="T1">$aBook1-</text:span><text:span text:style-name="T7">&gt;chi</text:span><text:span text:style-name="T1">ld(</text:span><text:span text:style-name="T7">'press'</text:span><text:span text:style-name="T1">)-&gt;home = </text:span><text:span text:style-name="T7">'www.cmpbook.com' </text:span><text:span text:style-name="T1">;</text:span></text:p>
      <text:p text:style-name="P18"><text:span text:style-name="T1">$aBook1-</text:span><text:span text:style-name="T7">&gt;chil</text:span><text:span text:style-name="T1">d(</text:span><text:span text:style-name="T7">'press'</text:span><text:span text:style-name="T1">)-&gt;email = </text:span><text:span text:style-name="T7">'cmpbook@vip.163.com' </text:span><text:span text:style-name="T1">;</text:span></text:p>
      <text:p text:style-name="P18"><text:span text:style-name="T1">$aBook1-</text:span><text:span text:style-name="T7">&gt;child('press'</text:span><text:span text:style-name="T1">)-&gt;country = </text:span><text:span text:style-name="T7">'机械工业出版社' </text:span><text:span text:style-name="T1">;</text:span></text:p>
      <text:p text:style-name="P18"/>
      <text:p text:style-name="P17">// 创建这本书的两名作者</text:p>
      <text:p text:style-name="P18"><text:span text:style-name="T1">$aAuthor1 = $aBook1-&gt;child(</text:span><text:span text:style-name="T7">'authors'</text:span><text:span text:style-name="T1">)-&gt;create() ;</text:span></text:p>
      <text:p text:style-name="P18"><text:span text:style-name="T1">$aAuthor1-&gt;name = </text:span><text:span text:style-name="T7">'Diomidis Spinellis' </text:span><text:span text:style-name="T1">;</text:span></text:p>
      <text:p text:style-name="P18"/>
      <text:p text:style-name="P18"><text:span text:style-name="T1">$aAuthor2 = $aBook1-&gt;child(</text:span><text:span text:style-name="T7">'authors'</text:span><text:span text:style-name="T1">)-&gt;create() ;</text:span></text:p>
      <text:p text:style-name="P18"><text:span text:style-name="T1">$aAuthor2-&gt;name = </text:span><text:span text:style-name="T7">'Georgios Gousios' </text:span><text:span text:style-name="T1">;</text:span></text:p>
      <text:p text:style-name="P18"/>
      <text:p text:style-name="P17">// 在"Soft Engine"类别中创建第二本图书 ----------------</text:p>
      <text:p text:style-name="P18"><text:span text:style-name="T1">$aBook2 = $aCategory-&gt;ch</text:span><text:span text:style-name="T7">ild('books'</text:span><text:span text:style-name="T1">)-&gt;createChild() ;</text:span></text:p>
      <text:p text:style-name="P18"><text:span text:style-name="T1">$aBook2-&gt;setData(</text:span><text:span text:style-name="T7">'name'</text:span><text:span text:style-name="T1">,</text:span><text:span text:style-name="T7">'Design Patterns: Elements of Reusable Object-Oriented Software'</text:span><text:span text:style-name="T1">) ;</text:span></text:p>
      <text:p text:style-name="P18"><text:span text:style-name="T1">$aBook2-&gt;setData(</text:span><text:span text:style-name="T7">'isbn'</text:span><text:span text:style-name="T1">,</text:span><text:span text:style-name="T7">'978-111-28350'</text:span><text:span text:style-name="T1">) ;</text:span></text:p>
      <text:p text:style-name="P18"><text:span text:style-name="T1">$aBook2-&gt;setData(</text:span><text:span text:style-name="T7">'price'</text:span><text:span text:style-name="T1">,69.00) ;</text:span></text:p>
      <text:p text:style-name="P18"/>
      <text:p text:style-name="P17">// 刚好它和前一本书属于同一个出版社</text:p>
      <text:p text:style-name="P18"><text:span text:style-name="T1">$aBook2-&gt;addChild( $aBook1-&gt;child(</text:span><text:span text:style-name="T7">'press'</text:span><text:span text:style-name="T1">), </text:span><text:span text:style-name="T7">'press' </text:span><text:span text:style-name="T1">) ;</text:span></text:p>
      <text:p text:style-name="P18"/>
      <text:p text:style-name="P17">// 创建这本书的四名作者</text:p>
      <text:p text:style-name="P18"><text:span text:style-name="T1">$aAuthor3 = $aBook2-&gt;child(</text:span><text:span text:style-name="T7">'authors'</text:span><text:span text:style-name="T1">)-&gt;create() ;</text:span></text:p>
      <text:p text:style-name="P18"><text:span text:style-name="T1">$aAuthor3-&gt;name = </text:span><text:span text:style-name="T7">'Erich Gamma' </text:span><text:span text:style-name="T1">;</text:span></text:p>
      <text:p text:style-name="P18"/>
      <text:p text:style-name="P18"><text:span text:style-name="T1">$aAuthor4 = $aBook2-&gt;child(</text:span><text:span text:style-name="T7">'authors'</text:span><text:span text:style-name="T1">)-&gt;create() ;</text:span></text:p>
      <text:p text:style-name="P18"><text:span text:style-name="T1">$aAuthor4-&gt;name = </text:span><text:span text:style-name="T7">'Richard Helm' </text:span><text:span text:style-name="T1">;</text:span></text:p>
      <text:p text:style-name="P18"/>
      <text:p text:style-name="P18"><text:soft-page-break/><text:span text:style-name="T1">$aAuthor5 = $aBook2-&gt;child(</text:span><text:span text:style-name="T7">'authors'</text:span><text:span text:style-name="T1">)-&gt;create() ;</text:span></text:p>
      <text:p text:style-name="P18"><text:span text:style-name="T1">$aAuthor5-&gt;name = </text:span><text:span text:style-name="T7">'Ralph Johnson' </text:span><text:span text:style-name="T1">;</text:span></text:p>
      <text:p text:style-name="P18"/>
      <text:p text:style-name="P18"><text:span text:style-name="T1">$aAuthor6 = $aBook2-&gt;child(</text:span><text:span text:style-name="T7">'authors'</text:span><text:span text:style-name="T1">)-&gt;create() ;</text:span></text:p>
      <text:p text:style-name="P18"><text:span text:style-name="T1">$aAuthor6-&gt;name = </text:span><text:span text:style-name="T7">'John Vlissides' </text:span><text:span text:style-name="T1">;</text:span></text:p>
      <text:p text:style-name="P18"/>
      <text:p text:style-name="P18"/>
      <text:p text:style-name="P17">// 将类别、图书、出版社、作者，连同互相之间的关系，全部保存到数据库里 ... ...</text:p>
      <text:p text:style-name="P14">$aCategory-&gt;save() ;</text:p>
      <text:p text:style-name="P17">// done :)</text:p>
      <text:p text:style-name="P17"><text:span text:style-name="T21"/></text:p>
      <text:p text:style-name="P4"><text:span text:style-name="T12">&lt;/code&gt;</text:span></text:p>
      <text:p text:style-name="P4"><text:span text:style-name="T12"/></text:p>
      <text:p text:style-name="P4"><text:span text:style-name="T12"/></text:p>
      <text:p text:style-name="P4"><text:span text:style-name="T12">Model 类构造的函数可以接收一个数组做为参数，这个数组有特定的格式，它定义了一个数据表原型。然后可以在数组中为这个数据表定义相关联的数据表，并用同样的格式进一步定义被关联的数据表原型。这个结构可以无穷递归下去。</text:span></text:p>
      <text:p text:style-name="P4"><text:span text:style-name="T12"/></text:p>
      <text:p text:style-name="P4"><text:span text:style-name="T12">我们把这个结构称为 ORM配置数组。</text:span></text:p>
      <text:p text:style-name="P4"><text:span text:style-name="T12"/></text:p>
      <text:p text:style-name="P4"><text:span text:style-name="T12">Model类会给 在这个数组结构中定义的每一个数据表原型都创建一个Model对象，然后根据数据表之间的关联关系，建立Model对象之间的所属关系。一个Model对象，可以通过自己的 child() 方法，取得相关联的另一个Model对象。Model::child($sProperty) 方法的参数 $sProperty 就是 ORM配置数组中 'prop' 这个数组元素定义的内容。 例如，$aBook-&gt;child('press') 就返回了presses 表所对应的那个Model 对象。</text:span></text:p>
      <text:p text:style-name="P13"><text:span text:style-name="T15"/></text:p>
      <text:p text:style-name="P4"><text:span text:style-name="T12">ORM 中表之间的关联有4种：hasOne, belongsTo, hasMany, hasAndBelongsToMany 。其中前三中的配置方式相同，用 'fromk' 元素定义关联一端的数据表中的外键名称，用 'tok' 元素定义另一个表中的外键名称。在两个表中，这两个字段值相同的行会被关联起来，分别用来创建和加载两个Model对象。用第一个Model对象的 child() 方法可以访问到第二个Model对象。</text:span></text:p>
      <text:p text:style-name="P4"><text:span text:style-name="T12"/></text:p>
      <text:p text:style-name="P4"><text:span text:style-name="T12">对于 hasAndBelongsToMany 这种类型的关联，需要额外定义3个元素：bridge, btok, bfromk。 HasAndBelongsToMany 表示一个多对多的关联，意思是两个表中，每行记录和另一个表中的多行记录相关联。这种情况下，就需要引入第三个表（桥接表 bridge）来记录它们之间的关联。 bridge元素定义了桥接表的表名称，btok 是桥接表上连接第一个数据表的外键字段，bfromk 是桥接表上连接另一个数据表的外键字段：fromk 和 btok 相连，bfromk 和 tok 相连。</text:span></text:p>
      <text:p text:style-name="P4"><text:span text:style-name="T12"/></text:p>
      <text:p text:style-name="P4"><text:span text:style-name="T12">在这4中类型的关联中，hasOne 和 belongsTo 都是一对一关系，我们称之为“单属关系”，hasMany 和 hasAndBelongsToMany 分别是 一对多 和 多对多关系，我们称之为“多属关系”。</text:span></text:p>
      <text:p text:style-name="P4"><text:span text:style-name="T12"/></text:p>
      <text:p text:style-name="P4"><text:span text:style-name="T12">当遇到单属关联时，Model对象的child()方法会直接返回被关联的Model对象。</text:span></text:p>
      <text:p text:style-name="P4"><text:span text:style-name="T12"/></text:p>
      <text:p text:style-name="P4"><text:span text:style-name="T12">当遇到多属关联时，Model对象的child()方法返回的是另一个Model对象的集合（我们称做聚合对象 </text:span><text:span text:style-name="T16">Aggregation Model</text:span><text:span text:style-name="T12">），这个“集合”里面存放了所有和自己相关联的Model对象。这个情况有点微妙，从class类型上讲，这个“集合”仍然是一个Model类的对象，但是你真正感兴趣的Model对象并不是它，而是它内部存放的哪些Model对象。</text:span></text:p>
      <text:p text:style-name="P4"><text:span text:style-name="T12"/></text:p>
      <text:p text:style-name="P4"><text:span text:style-name="T12">在上面的例子里面，categories 和 books 就是一个多属关系（hasMany），因此，$aCategory-&gt;child('books') 返回的并不是“一本书”，而是许多本书的集合。例子中，我们是在这个“集合”里创建了一个 book 对象：</text:span></text:p>
      <text:p text:style-name="P14"><text:span text:style-name="T12">$aBook1 = $aCategory-&gt;child(</text:span><text:span text:style-name="T25">'books'</text:span><text:span text:style-name="T12">)-&gt;createChild() ;</text:span></text:p>
      <text:p text:style-name="P14"><text:span text:style-name="T12"/></text:p>
      <text:p text:style-name="P4"><text:span text:style-name="T12"/></text:p>
      <text:p text:style-name="P4"><text:span text:style-name="T12">Tip: </text:span></text:p>
      <text:p text:style-name="P4"><text:span text:style-name="T12">Model::child()方法调用可以用一个属性访问来替代：'model' + $sProperty</text:span></text:p>
      <text:p text:style-name="P4"><text:span text:style-name="T12">Model::data() 和 Model::setData() 方法调用也可以用一个属性访问来替代。</text:span></text:p>
      <text:p text:style-name="P4"><text:span text:style-name="T12">下面这行代码和下面的代码是完全等效的：</text:span></text:p>
      <text:p text:style-name="P4"><text:span text:style-name="T12">$aBook-&gt;child('press')-&gt;setData('name','机械工业出版社') ;</text:span></text:p>
      <text:p text:style-name="P4"><text:span text:style-name="T12">$aBook-&gt;modelPress-&gt;name = '机械工业出版社' ;</text:span></text:p>
      <text:p text:style-name="P13"><text:span text:style-name="T15"/></text:p>
      <text:p text:style-name="P13"><text:span text:style-name="T12"/></text:p>
      <text:p text:style-name="P4"><text:span text:style-name="T12"/></text:p>
      <text:list xml:id="list1205959098" text:style-name="L6">
        <text:list-item>
          <text:list>
            <text:list-item>
              <text:p text:style-name="P11"><text:soft-page-break/><text:span text:style-name="T12">刚刚的例子里面显示了一种用纯粹OOP的方式来管理</text:span></text:p>
              <text:p text:style-name="P11"><text:span text:style-name="T12"/></text:p>
            </text:list-item>
          </text:list>
        </text:list-item>
      </text:list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>我给 Model类的构造函数的第一个参数传入了一个数据，这个数组是一个JeCat的orm配置，每个元素都有特定的意义。'table'元素表示数据表，是必须提供的;'keys'元素表示主键，不是必须的，如果没有提供'keys',系统反射数据表，根据数据表的实际 Primary Key 自动设置 keys 元素，如果数据表也没有设置主键，则抛出一个异常。</text:span></text:p>
      <text:p text:style-name="P4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 PL UKai CN" svg:font-family="'AR PL UKai CN'"/>
    <style:font-face style:name="Lohit Hindi1" svg:font-family="'Lohit Hindi'"/>
    <style:font-face style:name="OpenSymbol" svg:font-family="OpenSymbol"/>
    <style:font-face style:name="sans-serif" svg:font-family="sans-serif"/>
    <style:font-face style:name="Monospace" svg:font-family="Monospace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e </meta:initial-creator>
    <meta:creation-date>2011-08-11T13:53:39</meta:creation-date>
    <dc:date>2011-08-12T18:07:18</dc:date>
    <dc:creator>alee </dc:creator>
    <meta:editing-duration>PT11H46M40S</meta:editing-duration>
    <meta:editing-cycles>215</meta:editing-cycles>
    <meta:generator>LibreOffice/3.3$Linux LibreOffice_project/330m19$Build-202</meta:generator>
    <meta:document-statistic meta:table-count="0" meta:image-count="0" meta:object-count="0" meta:page-count="10" meta:paragraph-count="363" meta:word-count="2710" meta:character-count="11875"/>
  </office:meta>
</office:document-meta>
</file>